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G3" style:family="table-cell" style:data-style-name="N4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32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4">
      <number:number number:decimal-places="2" number:min-integer-digits="1" number:grouping="true"/>
    </number:number-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Divis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text:span text:style-name="T1"> <text:s text:c="3"/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12"/>
            <text:p text:style-name="P12">Subtotal + Excise Duty (Excl. Taxes)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5"/>
            <text:p text:style-name="P9"><text:placeholder text:placeholder-type="text">&lt;get_amt(line.price_unit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2"/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 <text:s/></text:p>
            <text:p text:style-name="P5"><text:soft-page-break/></text:p>
            <text:p text:style-name="P5"/>
            <text:p text:style-name="P5"/>
            <text:p text:style-name="P5"/>
          </table:table-cell>
          <table:table-cell table:style-name="Table5.G3" office:value-type="float" office:value="0">
            <text:p text:style-name="P5"/>
            <text:p text:style-name="P9"><text:placeholder text:placeholder-type="text">&lt;get_qty_mt2(line.quantity,line.price_unit)&gt;</text:placeholder>0</text:p>
            <text:p text:style-name="P5"/>
            <text:p text:style-name="P9"><text:placeholder text:placeholder-type="text">&lt;get_qty_mt2(line.quantity,line.price_unit)&gt;</text:placeholder>0</text:p>
            <text:p text:style-name="P5"/>
            <text:p text:style-name="P9"><text:placeholder text:placeholder-type="text">&lt;get_amt(line.amount_ed)&gt;</text:placeholder>0</text:p>
            <text:p text:style-name="P5"/>
            <text:p text:style-name="P9"><text:placeholder text:placeholder-type="text">&lt;get_amt(o.amount_untaxed)&gt;</text:placeholder>0</text:p>
            <text:p text:style-name="P9"/>
            <text:p text:style-name="P9"><text:placeholder text:placeholder-type="text">&lt;get_amt(o.amount_tax)&gt;</text:placeholder>0</text:p>
            <text:p text:style-name="P9"><text:soft-page-break/></text:p>
            <text:p text:style-name="P9"><text:placeholder text:placeholder-type="text">&lt;get_if_freight_tamt(line.quantity,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5-22T12:36:07</dc:date>
    <meta:editing-duration>P2DT19H22M26S</meta:editing-duration>
    <meta:editing-cycles>552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99" meta:word-count="365" meta:character-count="3924" meta:non-whitespace-character-count="3492"/>
  </office:meta>
</office:document-meta>
</file>